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4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69"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M3]-[.M7]" office:value-type="float" office:value="24200" calcext:value-type="float">
            <text:p>24200</text:p>
          </table:table-cell>
          <table:table-cell table:formula="of:=[.M8]+34000" office:value-type="float" office:value="58200" calcext:value-type="float">
            <text:p>58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49000" calcext:value-type="float">
            <text:p>490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21"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52681.3623188406" calcext:value-type="float">
            <text:p>52681.3623188406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79950" calcext:value-type="float">
            <text:p>279950</text:p>
          </table:table-cell>
          <table:table-cell/>
          <table:table-cell table:formula="of:=SUM([.L4:.L31])" office:value-type="float" office:value="269000" calcext:value-type="float">
            <text:p>269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style-name="ce15" table:formula="of:=SUM([.B35:.F35])" office:value-type="float" office:value="49000" calcext:value-type="float">
            <text:p>49000</text:p>
          </table:table-cell>
          <table:table-cell table:number-columns-repeated="6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1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3:.F10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64]/22" office:value-type="float" office:value="472.727272727273" calcext:value-type="float">
            <text:p>472.7272727273</text:p>
          </table:table-cell>
          <table:table-cell table:formula="of:=[.C64]/22" office:value-type="float" office:value="450" calcext:value-type="float">
            <text:p>450</text:p>
          </table:table-cell>
          <table:table-cell table:formula="of:=[.D64]/20" office:value-type="float" office:value="515" calcext:value-type="float">
            <text:p>515</text:p>
          </table:table-cell>
          <table:table-cell table:formula="of:=[.E64]/22" office:value-type="float" office:value="445.454545454545" calcext:value-type="float">
            <text:p>445.4545454545</text:p>
          </table:table-cell>
          <table:table-cell table:formula="of:=[.F64]/22" office:value-type="float" office:value="440.909090909091" calcext:value-type="float">
            <text:p>440.9090909091</text:p>
          </table:table-cell>
          <table:table-cell/>
          <table:table-cell table:style-name="ce15" table:formula="of:=SUM([.H65:.H90])" office:value-type="float" office:value="2324.09090909091" calcext:value-type="float">
            <text:p>2324.0909090909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style-name="ce15"/>
          <table:table-cell table:style-name="ce15" table:formula="of:=SUM([.B95:.F9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F121])" office:value-type="float" office:value="1377.86561264822" calcext:value-type="float">
            <text:p>1377.8656126482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3:.F12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5:.F12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6:.F1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Araks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8:.F1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0:.F1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1:.F13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3:.F13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4:.F13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5:.F13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6:.F13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7:.F13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8:.F13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9:.F13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0:.F14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1:.F14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2:.F14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3:.F14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44:.F14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5:.F14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94]/23" office:value-type="float" office:value="456.521739130435" calcext:value-type="float">
            <text:p>456.5217391304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1" office:value-type="float" office:value="0" calcext:value-type="float">
            <text:p>0</text:p>
          </table:table-cell>
          <table:table-cell table:formula="of:=[.F94]/20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1377.86561264822" calcext:value-type="float">
            <text:p>1377.8656126482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1:10:04.040429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1T11:12:17.051549921</dc:date>
    <meta:editing-duration>P12DT19H32M30S</meta:editing-duration>
    <meta:editing-cycles>3617</meta:editing-cycles>
    <meta:generator>LibreOffice/4.2.8.2$Linux_X86_64 LibreOffice_project/420m0$Build-2</meta:generator>
    <meta:document-statistic meta:table-count="22" meta:cell-count="10593" meta:object-count="0"/>
  </office:meta>
</office:document-meta>
</file>